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oduct 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ocation </text:p>
          </table:table-cell>
          <table:table-cell office:value-type="string" calcext:value-type="string">
            <text:p>availability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first 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m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clothes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edicin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rocer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6T15:24:34.795000425</meta:creation-date>
    <dc:date>2021-06-06T15:27:00.736777561</dc:date>
    <meta:editing-duration>PT2M26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